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x-locale-body, sans-serif"/>
    <style:font-face style:name="Consolas" svg:font-family="Consolas, Monaco, 'Andale Mono', 'Ubuntu Mono', monospace"/>
    <style:font-face style:name="OpenSymbol" svg:font-family="OpenSymbol"/>
    <style:font-face style:name="Tahoma1" svg:font-family="Tahoma"/>
    <style:font-face style:name="consolas1" svg:font-family="consolas, 'Liberation Mono', courier, monospace"/>
    <style:font-face style:name="consolas" svg:font-family="consolas, monaco, 'Andale Mono', monospace"/>
    <style:font-face style:name="x-locale-heading-primary" svg:font-family="x-locale-heading-primary, zillaslab, Palatino, 'Palatino Linotype', x-locale-heading-secondary, 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fo:color="#000000" style:font-name="Roboto"/>
    </style:style>
    <style:style style:name="T1" style:family="text">
      <style:text-properties fo:font-variant="normal" fo:text-transform="none" style:use-window-font-color="true" style:font-name="Roboto" fo:font-size="12pt" fo:letter-spacing="normal" fo:font-style="normal" fo:font-weight="normal" fo:background-color="transparent"/>
    </style:style>
    <style:style style:name="T2" style:family="text">
      <style:text-properties fo:font-variant="normal" fo:text-transform="none" fo:color="#0084d1" style:font-name="Roboto" fo:font-size="12pt" fo:letter-spacing="normal" fo:font-style="normal" fo:font-weight="normal" fo:background-color="transparent"/>
    </style:style>
    <style:style style:name="T3" style:family="text">
      <style:text-properties fo:font-variant="normal" fo:text-transform="none" fo:color="#c5000b" style:font-name="Roboto" fo:font-size="12pt" fo:letter-spacing="normal" fo:font-style="normal" fo:font-weight="normal" fo:background-color="transparent"/>
    </style:style>
    <style:style style:name="T4" style:family="text">
      <style:text-properties style:font-name="Roboto"/>
    </style:style>
    <style:style style:name="T5" style:family="text">
      <style:text-properties fo:color="#000000" style:font-name="Roboto"/>
    </style:style>
    <style:style style:name="T6" style:family="text">
      <style:text-properties fo:color="#c5000b"/>
    </style:style>
    <style:style style:name="T7" style:family="text">
      <style:text-properties fo:color="#c5000b" style:font-name="Roboto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-0.499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>
        <form:form form:name="newsletter-form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Tworzenie gry w CANVAS</text:span></text:p>
      <text:p text:style-name="Standard"><text:span text:style-name="T4"/></text:p>
      <text:p text:style-name="Standard"><text:span text:style-name="T4">Tworzenie gry często wymaga jakiegoś tła, wizerunku postaci, elementów otoczenia. Aby postać w grze nie była smutnym prostokątem, można skorzystać z wczytywania grafiki po ścieżce <text:s/>(no chyba że jest to prymitywny snake) i dlatego najlepiej skorzystać z funkcji </text:span><text:span text:style-name="Source_20_Text"><text:span text:style-name="T3">drawImage</text:span></text:span><text:span text:style-name="Source_20_Text"><text:span text:style-name="T1">. W poniższym tutorialu jest dużo przydatnych gotowców:</text:span></text:span><text:line-break/></text:p>
      <text:p text:style-name="Standard"><text:a xlink:type="simple" xlink:href="https://developer.mozilla.org/en-US/docs/Web/API/Canvas_API/Tutorial/Using_images" text:style-name="Internet_20_link" text:visited-style-name="Visited_20_Internet_20_Link"><text:span text:style-name="T4">https://developer.mozilla.org/en-US/docs/Web/API/Canvas_API/Tutorial/Using_images</text:span></text:a></text:p>
      <text:p text:style-name="Standard"><text:line-break/><text:line-break/><text:span text:style-name="T5">W grze często występują ruchome elementy. Można skorzystać z trzech głównych funkcji:</text:span></text:p>
      <text:p text:style-name="Standard"><text:span text:style-name="T5"/></text:p>
      <text:p text:style-name="P2"><text:span text:style-name="T6">setInterval(function, delay) </text:span>– dla animacji bez kontroli - coś się rusza</text:p>
      <text:p text:style-name="Standard"><text:span text:style-name="T7">setTimeout(function, delay) </text:span><text:span text:style-name="T5">– dla animacji np. Postaci wraz ze sterowaniem<text:line-break/></text:span><text:span text:style-name="T7">requestAnimationFrame(callback)</text:span><text:span text:style-name="T5"> – polecana do stosowania, działa płynniej</text:span></text:p>
      <text:p text:style-name="Standard"><text:span text:style-name="T5"/></text:p>
      <text:p text:style-name="Standard"><text:span text:style-name="T5">Dokładny opis stosowania funkcji z przykładami:<text:line-break/><text:line-break/></text:span><text:a xlink:type="simple" xlink:href="https://developer.mozilla.org/en-US/docs/Web/API/Canvas_API/Tutorial/Basic_animations" text:style-name="Internet_20_link" text:visited-style-name="Visited_20_Internet_20_Link">https://developer.mozilla.org/en-US/docs/Web/API/Canvas_API/Tutorial/Basic_animations</text:a><text:span text:style-name="T5"><text:line-break/><text:line-break/>Do gry przyda się również fizyka, czy boczne ściany przez które użytkownik nie będzie mógł przejść. Do tego można skorzystać z zaawansowanych opcji animacji:<text:line-break/><text:line-break/></text:span><text:a xlink:type="simple" xlink:href="https://developer.mozilla.org/en-US/docs/Web/API/Canvas_API/Tutorial/Advanced_animations" text:style-name="Internet_20_link" text:visited-style-name="Visited_20_Internet_20_Link">https://developer.mozilla.org/en-US/docs/Web/API/Canvas_API/Tutorial/Advanced_animations</text:a><text:span text:style-name="T5"><text:line-break/><text:line-break/><text:line-break/>Ostatni link zawiera przykłady gier jakie zostały napisane w canvas, a także tutorial krok po kroku dla gry breakout:<text:line-break/><text:line-break/></text:span><text:a xlink:type="simple" xlink:href="https://developer.mozilla.org/en-US/docs/Games" text:style-name="Internet_20_link" text:visited-style-name="Visited_20_Internet_20_Link">https://developer.mozilla.org/en-US/docs/Game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x-locale-body, sans-serif"/>
    <style:font-face style:name="Consolas" svg:font-family="Consolas, Monaco, 'Andale Mono', 'Ubuntu Mono', monospace"/>
    <style:font-face style:name="OpenSymbol" svg:font-family="OpenSymbol"/>
    <style:font-face style:name="Tahoma1" svg:font-family="Tahoma"/>
    <style:font-face style:name="consolas1" svg:font-family="consolas, 'Liberation Mono', courier, monospace"/>
    <style:font-face style:name="consolas" svg:font-family="consolas, monaco, 'Andale Mono', monospace"/>
    <style:font-face style:name="x-locale-heading-primary" svg:font-family="x-locale-heading-primary, zillaslab, Palatino, 'Palatino Linotype', x-locale-heading-secondary, 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Mincho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Mincho" style:font-size-asian="12pt" style:font-weight-asian="bold" style:font-name-complex="Tahoma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M13S</meta:editing-duration>
    <meta:editing-cycles>3</meta:editing-cycles>
    <meta:generator>OpenOffice/4.1.3$Win32 OpenOffice.org_project/413m1$Build-9783</meta:generator>
    <dc:date>2020-10-14T19:20:53.15</dc:date>
    <meta:document-statistic meta:table-count="0" meta:image-count="0" meta:object-count="0" meta:page-count="1" meta:paragraph-count="7" meta:word-count="143" meta:character-count="1287"/>
    <meta:user-defined meta:name="Info 1"/>
    <meta:user-defined meta:name="Info 2"/>
    <meta:user-defined meta:name="Info 3"/>
    <meta:user-defined meta:name="Info 4"/>
  </office:meta>
</office:document-meta>
</file>